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Heading_20_1">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6"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7" style:family="paragraph" style:parent-style-name="Standard">
      <style:text-properties fo:font-size="12pt" fo:font-weight="normal" officeooo:rsid="0014d709" officeooo:paragraph-rsid="0014d709" style:font-size-asian="12pt" style:font-weight-asian="normal" style:font-size-complex="12pt" style:font-weight-complex="normal"/>
    </style:style>
    <style:style style:name="P8" style:family="paragraph" style:parent-style-name="Standard">
      <style:text-properties fo:font-size="12pt" fo:font-weight="normal" officeooo:rsid="0014d709" officeooo:paragraph-rsid="0016d601" style:font-size-asian="12pt" style:font-weight-asian="normal" style:font-size-complex="12pt" style:font-weight-complex="normal"/>
    </style:style>
    <style:style style:name="P9" style:family="paragraph" style:parent-style-name="Standard">
      <style:text-properties fo:font-size="12pt" fo:font-weight="normal" officeooo:rsid="0016d601" officeooo:paragraph-rsid="0016d601" style:font-size-asian="12pt" style:font-weight-asian="normal" style:font-size-complex="12pt" style:font-weight-complex="normal"/>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fo:font-size="16pt" fo:font-weight="bold" officeooo:rsid="0014d709" officeooo:paragraph-rsid="0014d709" style:font-size-asian="16pt" style:font-weight-asian="bold" style:font-size-complex="16pt" style:font-weight-complex="bold"/>
    </style:style>
    <style:style style:name="P12" style:family="paragraph" style:parent-style-name="Standard">
      <style:text-properties fo:font-size="16pt" fo:font-weight="normal" officeooo:rsid="0014d709" officeooo:paragraph-rsid="0014d709" style:font-size-asian="16pt" style:font-weight-asian="normal" style:font-size-complex="16pt" style:font-weight-complex="normal"/>
    </style:style>
    <style:style style:name="P13" style:family="paragraph" style:parent-style-name="Standard">
      <style:text-properties officeooo:rsid="0016d601" officeooo:paragraph-rsid="0016d601"/>
    </style:style>
    <style:style style:name="P14" style:family="paragraph" style:parent-style-name="Horizontal_20_Line" style:list-style-name="L3"/>
    <style:style style:name="P15" style:family="paragraph" style:parent-style-name="Horizontal_20_Line" style:list-style-name="L3">
      <style:paragraph-properties fo:margin-left="0cm" fo:text-indent="0cm" style:auto-text-indent="false"/>
    </style:style>
    <style:style style:name="P16" style:family="paragraph" style:parent-style-name="Standard">
      <style:text-properties fo:font-size="16pt" fo:font-weight="bold" officeooo:rsid="0014d709" officeooo:paragraph-rsid="0014d709" style:font-size-asian="16pt" style:font-weight-asian="bold" style:font-size-complex="16pt" style:font-weight-complex="bold"/>
    </style:style>
    <style:style style:name="P17" style:family="paragraph" style:parent-style-name="Standard">
      <style:text-properties fo:font-size="16pt" fo:font-weight="bold" officeooo:rsid="0014d709" officeooo:paragraph-rsid="00181e17" style:font-size-asian="16pt" style:font-weight-asian="bold" style:font-size-complex="16pt" style:font-weight-complex="bold"/>
    </style:style>
    <style:style style:name="P18" style:family="paragraph" style:parent-style-name="Standard">
      <style:text-properties fo:font-size="12pt" fo:font-weight="normal" officeooo:rsid="0014d709" officeooo:paragraph-rsid="00181e17" style:font-size-asian="12pt" style:font-weight-asian="normal" style:font-size-complex="12pt" style:font-weight-complex="normal"/>
    </style:style>
    <style:style style:name="P19" style:family="paragraph" style:parent-style-name="Text_20_body" style:list-style-name="L1">
      <style:paragraph-properties fo:margin-left="0cm" fo:margin-right="0cm" fo:margin-top="0cm" fo:margin-bottom="0cm" style:contextual-spacing="false" fo:text-indent="0cm" style:auto-text-indent="false"/>
    </style:style>
    <style:style style:name="P20" style:family="paragraph" style:parent-style-name="Text_20_body" style:list-style-name="L1">
      <style:paragraph-properties fo:margin-left="0cm" fo:margin-right="0cm" fo:text-indent="0cm" style:auto-text-indent="false"/>
    </style:style>
    <style:style style:name="P21" style:family="paragraph" style:parent-style-name="Text_20_body" style:list-style-name="L2">
      <style:paragraph-properties fo:margin-left="0cm" fo:margin-right="0cm" fo:margin-top="0cm" fo:margin-bottom="0cm" style:contextual-spacing="false" fo:text-indent="0cm" style:auto-text-indent="false"/>
    </style:style>
    <style:style style:name="P22" style:family="paragraph" style:parent-style-name="Text_20_body" style:list-style-name="L2">
      <style:paragraph-properties fo:margin-left="0cm" fo:margin-right="0cm" fo:text-indent="0cm" style:auto-text-indent="false"/>
    </style:style>
    <style:style style:name="P23" style:family="paragraph" style:parent-style-name="Text_20_body" style:list-style-name="L3">
      <style:paragraph-properties fo:margin-left="0cm" fo:margin-right="0cm" fo:text-indent="0cm" style:auto-text-indent="false"/>
    </style:style>
    <style:style style:name="P24" style:family="paragraph" style:parent-style-name="Text_20_body" style:list-style-name="L3">
      <style:paragraph-properties fo:margin-left="0cm" fo:margin-right="0cm" fo:margin-top="0cm" fo:margin-bottom="0cm" style:contextual-spacing="false" fo:text-indent="0cm" style:auto-text-indent="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81e17" style:font-size-asian="12pt" style:font-weight-asian="normal" style:font-size-complex="12pt"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asca S6.01. Anàlisi avançat de les visualizalitzacions interactives amb Power BI</text:h>
      <text:section text:style-name="Sect1" text:name="page-content">
        <text:p text:style-name="P3"/>
        <text:section text:style-name="Sect1" text:name="region-main-box">
          <text:p text:style-name="P4"><text:bookmark text:name="maincontent"/><text:bookmark text:name="user-notifications"/>Requisits de compleció</text:p>
          <text:p text:style-name="P4"><text:span text:style-name="Strong_20_Emphasis">Per a fer:</text:span> Fer una tramesa <text:span text:style-name="Strong_20_Emphasis">Per a fer:</text:span> Rebre una qualificació</text:p>
          <text:section text:style-name="Sect1" text:name="intro">
            <text:p text:style-name="P4"/>
            <text:section text:style-name="Sect1" text:name="container-main">
              <text:h text:style-name="P2" text:outline-level="2">Descripció</text:h>
              <text:p text:style-name="P3"/>
              <text:p text:style-name="P3"/>
              <text:p text:style-name="P3">En aquest exercici, practicaràs amb la creació de diverses visualitzacions en POWER BI. Durant aquest sprint, és crucial que organitzis la informació de manera eficient i clara, mantenint en ment els objectius de cada gràfic. En el nivell 1, s'espera que generis visualitzacions que facilitin la comprensió del patró de vendes per país de les empreses. En el nivell 2, aprofundirem en les transaccions de les empreses, tenint en compte el factor temporal. Finalment, en el nivell 3, es crearan visualitzacions per a analitzar el patró de transaccions per usuari i producte.</text:p>
              <text:p text:style-name="P3"><text:span text:style-name="Strong_20_Emphasis">En aquest sprint, serà necessari presentar tots els exercicis d’un mateix nivell en una sola pàgina.</text:span></text:p>
              <text:p text:style-name="Text_20_body"/>
              <text:h text:style-name="P2" text:outline-level="2">Nivell 1</text:h>
              <text:p text:style-name="P3"/>
              <text:p text:style-name="P3"/>
              <text:list text:style-name="L1">
                <text:list-item>
                  <text:p text:style-name="P19">1. L'empresa necessita avaluar el rendiment de les vendes a nivell internacional. Com a part d'aquest procés, et demanen que triïs un gràfic en el qual es detalli la mitjana de vendes desglossades per país i any en una mateixa presentació visual. És necessari assenyalar les mitjanes que són menors a 200 euros anuals.</text:p>
                </text:list-item>
                <text:list-item>
                  <text:p text:style-name="P19">2. L'empresa està interessada a obtenir una visió general de les transaccions realitzades per cada país. La teva tasca és crear una visualització que identifiqui el percentatge de les vendes per país.</text:p>
                </text:list-item>
                <text:list-item>
                  <text:p text:style-name="P19">3. Dissenya un indicador visual en Power BI per a analitzar la diferència de vendes entre els anys 2022 i 2021 en cada país. L'empresa està interessada a comprendre com han variat les vendes en diferents països durant aquest període i desitja identificar qualsevol disminució o augment significatiu en les vendes.</text:p>
                </text:list-item>
                <text:list-item>
                  <text:p text:style-name="P19">4. Crea una visualització en la qual es pugui comptabilitzar el nombre de transaccions rebutjades en cada país per a mesurar l'eficàcia de les operacions. Recorda que l'empresa espera tenir menys de 5 transaccions rebutjades per país.</text:p>
                </text:list-item>
                <text:list-item>
                  <text:p text:style-name="P19"><text:soft-page-break/>5. L'empresa busca comprendre la distribució geogràfica de les vendes per a identificar patrons i oportunitats específiques en cada regió. Selecciona la millor visualització per a mostrar aquesta informació.</text:p>
                </text:list-item>
                <text:list-item>
                  <text:p text:style-name="P20">6. El teu cap t'ha demanat preparar una presentació per al teu equip en la qual es detallin la informació de tots els gràfics visualitzats fins ara. Per a complir amb aquesta sol·licitud, has de proporcionar una interpretació de les visualitzacions obtingudes. La presentació pot realitzar-se amb la informació general o seleccionant un element en particular, com per exemple, els resultats d'Espanya.</text:p>
                </text:list-item>
              </text:list>
              <text:h text:style-name="P2" text:outline-level="2">Nivell 2</text:h>
              <text:p text:style-name="Text_20_body"/>
              <text:list text:style-name="L2">
                <text:list-item>
                  <text:p text:style-name="P21">1. La teva tasca consisteix a implementar un filtre interactiu que permeti seleccionar les vendes per a cada any.</text:p>
                </text:list-item>
                <text:list-item>
                  <text:p text:style-name="P21">2. La gerència està interessada a analitzar més a fons les vendes en relació amb el mes. Per tant, et demanen que facis els ajustos necessaris per a mostrar la informació d'aquesta manera.</text:p>
                </text:list-item>
                <text:list-item>
                  <text:p text:style-name="P21">3. Visualitza el total de vendes i la quantitat de transaccions realitzades. Si és necessari, pots crear dues visualitzacions separades.</text:p>
                </text:list-item>
                <text:list-item>
                  <text:p text:style-name="P21">4. Crea una visualització que permeti observar de manera efectiva i clara la quantitat de les vendes realitzades i la quantitat de transaccions rebutjades.</text:p>
                </text:list-item>
                <text:list-item>
                  <text:p text:style-name="P22">5. Selecciona una visualització en la qual es reflecteixi els estadístics descriptius de les empreses que van realitzar transaccions. Recorda mostrar el total de cada estadístic.</text:p>
                </text:list-item>
              </text:list>
              <text:h text:style-name="P2" text:outline-level="2">Nivell 3</text:h>
              <text:p text:style-name="P3">Per a realitzar aquest nivell, hauràs de tenir la taula usuari i la taula productes, que hauràs de relacionar amb la teva taula de fets. Per a això, trobaràs els fitxers CSV als recursos de la tasca de l’sprint 4, que pots carregar amb el PowerQUery i afegir al model SQL.</text:p>
              <text:p text:style-name="P3">Tingues en compte que, per a la taula de productes, hauràs de trobar una solució per relacionar-la amb el llistat que es guarda a la columna anomenada product_ids del fitxer CSV de transactions, utilitzant PowerQuery.</text:p>
              <text:list text:style-name="L3">
                <text:list-item>
                  <text:p text:style-name="P23">1. En la teva empresa, volen aprofundir en l'anàlisi de les característiques dels usuaris que participen en les transaccions, així com en els productes venuts. T'han demanat que creïs visualitzacions rellevants per a millorar estratègicament les campanyes publicitàries i augmentar les vendes. Les visualitzacions que has d'incloure són les següents:</text:p>
                  <text:p text:style-name="P23">Informació personal dels usuaris/es.</text:p>
                  <text:list>
                    <text:list-header>
                      <text:p text:style-name="P15"/>
                    </text:list-header>
                    <text:list-item>
                      <text:p text:style-name="P24">Quantitat de transaccions realitzades i rebutjades. L'empresa espera que cada usuari/ària tingui almenys 10 transaccions per any, i que tinguin menys de 2 transaccions rebutjades per any.</text:p>
                    </text:list-item>
                    <text:list-item>
                      <text:p text:style-name="P24">Identificació del producte més barat i més car comprat per cada usuari/ària, juntament amb el seu preu..</text:p>
                    </text:list-item>
                    <text:list-item>
                      <text:p text:style-name="P24">Distribució geogràfica dels usuaris/es.</text:p>
                    </text:list-item>
                    <text:list-item>
                      <text:p text:style-name="P24"><text:soft-page-break/>Mitjana de compres realitzades.</text:p>
                    </text:list-item>
                    <text:list-item>
                      <text:p text:style-name="P24">L'usuari/ària ha de tenir l'opció de seleccionar si desitja mirar la informació d'un any únicament.</text:p>
                      <text:p text:style-name="P14"/>
                    </text:list-item>
                  </text:list>
                </text:list-item>
              </text:list>
              <text:p text:style-name="P3">Afegeix un selector que permeti veure la informació específica d’un usuari concret, i comprova que es visualitza correctament.</text:p>
            </text:section>
          </text:section>
        </text:section>
      </text:section>
      <text:p text:style-name="Standard"/>
      <text:p text:style-name="Standard"/>
      <text:p text:style-name="P11">Recursos:</text:p>
      <text:p text:style-name="P7"/>
      <text:p text:style-name="P9">visualitzacio en powerBI</text:p>
      <text:p text:style-name="P9"/>
      <text:p text:style-name="P11"><text:span text:style-name="T2">*** </text:span><text:a xlink:type="simple" xlink:href="https://learn.microsoft.com/es-es/power-bi/visuals/power-bi-visualization-types-for-reports-and-q-and-a" text:style-name="Internet_20_link" text:visited-style-name="Visited_20_Internet_20_Link"><text:span text:style-name="T1">https://learn.microsoft.com/es-es/power-bi/visuals/power-bi-visualization-types-for-reports-and-q-and-a</text:span></text:a></text:p>
      <text:p text:style-name="P11"><text:span text:style-name="T1"/></text:p>
      <text:p text:style-name="P18"><text:a xlink:type="simple" xlink:href="https://youtu.be/e196eOY-vZQ" text:style-name="Internet_20_link" text:visited-style-name="Visited_20_Internet_20_Link">https://youtu.be/e196eOY-vZQ</text:a></text:p>
      <text:p text:style-name="P18"/>
      <text:p text:style-name="P18"><text:a xlink:type="simple" xlink:href="https://youtu.be/eUhSQhgwFt4" text:style-name="Internet_20_link" text:visited-style-name="Visited_20_Internet_20_Link">https://youtu.be/eUhSQhgwFt4</text:a></text:p>
      <text:p text:style-name="P18"/>
      <text:p text:style-name="P18"><text:a xlink:type="simple" xlink:href="https://youtu.be/chX4_OzU4NM" text:style-name="Internet_20_link" text:visited-style-name="Visited_20_Internet_20_Link">https://youtu.be/chX4_OzU4NM</text:a></text:p>
      <text:p text:style-name="P17"><text:span text:style-name="T1"/></text:p>
      <text:p text:style-name="P11"><text:a xlink:type="simple" xlink:href="https://learn.microsoft.com/es-es/power-bi/visuals/power-bi-report-visualizations" text:style-name="Internet_20_link" text:visited-style-name="Visited_20_Internet_20_Link"><text:span text:style-name="T1">https://learn.microsoft.com/es-es/power-bi/visuals/power-bi-report-visualizations</text:span></text:a></text:p>
      <text:p text:style-name="P7"/>
      <text:p text:style-name="Standard"><text:a xlink:type="simple" xlink:href="https://biuwer.com/es/blog/como-elegir-el-grafico-adecuado-para-tus-datos/" text:style-name="Internet_20_link" text:visited-style-name="Visited_20_Internet_20_Link">https://biuwer.com/es/blog/como-elegir-el-grafico-adecuado-para-tus-datos/</text:a></text:p>
      <text:p text:style-name="Standard"/>
      <text:p text:style-name="Standard"><text:a xlink:type="simple" xlink:href="https://es.linkedin.com/pulse/visualizaciones-efectivas-en-power-bi-6ccwc" text:style-name="Internet_20_link" text:visited-style-name="Visited_20_Internet_20_Link">https://es.linkedin.com/pulse/visualizaciones-efectivas-en-power-bi-6ccwc</text:a></text:p>
      <text:p text:style-name="Standard"/>
      <text:p text:style-name="Standard"><text:a xlink:type="simple" xlink:href="https://learn.microsoft.com/es-es/power-bi/create-reports/power-bi-report-add-filter?tabs=powerbi-desktop" text:style-name="Internet_20_link" text:visited-style-name="Visited_20_Internet_20_Link">https://learn.microsoft.com/es-es/power-bi/create-reports/power-bi-report-add-filter?tabs=powerbi-desktop</text:a></text:p>
      <text:p text:style-name="Standard"/>
      <text:p text:style-name="Standard"><text:a xlink:type="simple" xlink:href="https://learn.microsoft.com/es-es/power-bi/create-reports/power-bi-report-filter-types" text:style-name="Internet_20_link" text:visited-style-name="Visited_20_Internet_20_Link">https://learn.microsoft.com/es-es/power-bi/create-reports/power-bi-report-filter-types</text:a></text:p>
      <text:p text:style-name="Standard"/>
      <text:p text:style-name="Standard"><text:a xlink:type="simple" xlink:href="https://learn.microsoft.com/es-es/power-bi/collaborate-share/service-power-bi-powerpoint-add-in-view-present" text:style-name="Internet_20_link" text:visited-style-name="Visited_20_Internet_20_Link">https://learn.microsoft.com/es-es/power-bi/collaborate-share/service-power-bi-powerpoint-add-in-view-present</text:a></text:p>
      <text:p text:style-name="Standard"/>
      <text:p text:style-name="P13"/>
      <text:p text:style-name="P13">creacio d’informes</text:p>
      <text:p text:style-name="Standard"/>
      <text:p text:style-name="Standard"><text:a xlink:type="simple" xlink:href="https://learn.microsoft.com/es-es/power-bi/collaborate-share/end-user-pdf?tabs=powerbi-service" text:style-name="Internet_20_link" text:visited-style-name="Visited_20_Internet_20_Link">https://learn.microsoft.com/es-es/power-bi/collaborate-share/end-user-pdf?tabs=powerbi-service</text:a></text:p>
      <text:p text:style-name="Standard"/>
      <text:p text:style-name="Standard"><text:a xlink:type="simple" xlink:href="https://blog.bismart.com/las-21-mejores-practicas-para-crear-informes-power-bi" text:style-name="Internet_20_link" text:visited-style-name="Visited_20_Internet_20_Link">https://blog.bismart.com/las-21-mejores-practicas-para-crear-informes-power-bi</text:a></text:p>
      <text:p text:style-name="Standard"/>
      <text:p text:style-name="Standard"><text:a xlink:type="simple" xlink:href="https://www.arbentia.com/blog/ejemplos-de-informes-en-power-bi/" text:style-name="Internet_20_link" text:visited-style-name="Visited_20_Internet_20_Link">https://www.arbentia.com/blog/ejemplos-de-informes-en-power-bi/</text:a></text:p>
      <text:p text:style-name="Standard"/>
      <text:p text:style-name="Standard"><text:a xlink:type="simple" xlink:href="https://www.datacamp.com/tutorial/power-bi-dashboards-vs-reports-a-comprehensive-guide" text:style-name="Internet_20_link" text:visited-style-name="Visited_20_Internet_20_Link">https://www.datacamp.com/tutorial/power-bi-dashboards-vs-reports-a-comprehensive-guide</text:a></text:p>
      <text:p text:style-name="Standard"/>
      <text:p text:style-name="P13"/>
      <text:p text:style-name="P13">publicacio d’informes</text:p>
      <text:p text:style-name="P13"/>
      <text:p text:style-name="Standard"><text:a xlink:type="simple" xlink:href="https://learn.microsoft.com/es-es/power-bi/collaborate-share/service-publish-to-web" text:style-name="Internet_20_link" text:visited-style-name="Visited_20_Internet_20_Link">https://learn.microsoft.com/es-es/power-bi/collaborate-share/service-publish-to-web</text:a></text:p>
      <text:h text:style-name="P5" text:outline-level="1"><text:soft-page-break/>Presentacions efectives</text:h>
      <text:p text:style-name="P6"><text:a xlink:type="simple" xlink:href="https://extremepresentation.com/" text:style-name="Internet_20_link" text:visited-style-name="Visited_20_Internet_20_Link">https://extremepresentation.com/</text:a></text:p>
      <text:p text:style-name="P6"><text:a xlink:type="simple" xlink:href="https://www.storytellingwithdata.com/chart-guide" text:style-name="Internet_20_link" text:visited-style-name="Visited_20_Internet_20_Link">https://www.storytellingwithdata.com/chart-guide</text:a></text:p>
      <text:p text:style-name="P6"><text:a xlink:type="simple" xlink:href="https://www.storytellingwithdata.com/makeovers" text:style-name="Internet_20_link" text:visited-style-name="Visited_20_Internet_20_Link">https://www.storytellingwithdata.com/makeovers</text:a></text:p>
      <text:p text:style-name="P6"><text:a xlink:type="simple" xlink:href="https://learn.microsoft.com/es-es/training/modules/power-bi-effective-user-experience/" text:style-name="Internet_20_link" text:visited-style-name="Visited_20_Internet_20_Link">https://learn.microsoft.com/es-es/training/modules/power-bi-effective-user-experience/</text:a></text:p>
      <text:p text:style-name="P6"/>
      <text:p text:style-name="P6"/>
      <text:p text:style-name="P10"/>
      <text:p text:style-name="Standard"/>
      <text:p text:style-name="P11"/>
      <text:p text:style-name="P12"/>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8T10:54:19.415000000</meta:creation-date>
    <dc:date>2025-06-18T13:58:10.976000000</dc:date>
    <meta:editing-duration>PT19M58S</meta:editing-duration>
    <meta:editing-cycles>4</meta:editing-cycles>
    <meta:generator>LibreOffice/24.2.2.2$Windows_X86_64 LibreOffice_project/d56cc158d8a96260b836f100ef4b4ef25d6f1a01</meta:generator>
    <meta:document-statistic meta:table-count="0" meta:image-count="0" meta:object-count="0" meta:page-count="4" meta:paragraph-count="56" meta:word-count="803" meta:character-count="6223" meta:non-whitespace-character-count="5494"/>
  </office:meta>
</office:document-meta>
</file>